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o60</text:p>
          </table:table-cell>
          <table:table-cell office:value-type="string" calcext:value-type="string">
            <text:p>Cs137</text:p>
          </table:table-cell>
          <table:table-cell office:value-type="string" calcext:value-type="string">
            <text:p>Na22</text:p>
          </table:table-cell>
          <table:table-cell office:value-type="string" calcext:value-type="string">
            <text:p>Am241</text:p>
          </table:table-cell>
          <table:table-cell office:value-type="string" calcext:value-type="string">
            <text:p>Eu152</text:p>
          </table:table-cell>
        </table:table-row>
        <table:table-row table:style-name="ro1">
          <table:table-cell office:value-type="string" calcext:value-type="string">
            <text:p>max1</text:p>
          </table:table-cell>
          <table:table-cell office:value-type="float" office:value="1574.4" calcext:value-type="float">
            <text:p>1574.4</text:p>
          </table:table-cell>
          <table:table-cell office:value-type="float" office:value="337" calcext:value-type="float">
            <text:p>337</text:p>
          </table:table-cell>
          <table:table-cell office:value-type="float" office:value="726.5" calcext:value-type="float">
            <text:p>726.5</text:p>
          </table:table-cell>
          <table:table-cell office:value-type="float" office:value="119.2" calcext:value-type="float">
            <text:p>119.2</text:p>
          </table:table-cell>
          <table:table-cell office:value-type="float" office:value="389.6" calcext:value-type="float">
            <text:p>389.6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16.7" calcext:value-type="float">
            <text:p>116.7</text:p>
          </table:table-cell>
          <table:table-cell office:value-type="float" office:value="36.8" calcext:value-type="float">
            <text:p>36.8</text:p>
          </table:table-cell>
          <table:table-cell office:value-type="float" office:value="68.7" calcext:value-type="float">
            <text:p>68.7</text:p>
          </table:table-cell>
          <table:table-cell office:value-type="float" office:value="16.2" calcext:value-type="float">
            <text:p>16.2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max2</text:p>
          </table:table-cell>
          <table:table-cell office:value-type="float" office:value="1781.2" calcext:value-type="float">
            <text:p>1781.2</text:p>
          </table:table-cell>
          <table:table-cell office:value-type="float" office:value="922.28" calcext:value-type="float">
            <text:p>922.28</text:p>
          </table:table-cell>
          <table:table-cell office:value-type="float" office:value="1698.2" calcext:value-type="float">
            <text:p>1698.2</text:p>
          </table:table-cell>
          <table:table-cell office:value-type="float" office:value="162.8" calcext:value-type="float">
            <text:p>162.8</text:p>
          </table:table-cell>
          <table:table-cell office:value-type="float" office:value="519.5" calcext:value-type="float">
            <text:p>519.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120.4" calcext:value-type="float">
            <text:p>120.4</text:p>
          </table:table-cell>
          <table:table-cell office:value-type="float" office:value="74.6" calcext:value-type="float">
            <text:p>74.6</text:p>
          </table:table-cell>
          <table:table-cell office:value-type="float" office:value="119" calcext:value-type="float">
            <text:p>119</text:p>
          </table:table-cell>
          <table:table-cell office:value-type="float" office:value="18.4" calcext:value-type="float">
            <text:p>18.4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compchan</text:p>
          </table:table-cell>
          <table:table-cell office:value-type="float" office:value="1633.1" calcext:value-type="float">
            <text:p>1633.1</text:p>
          </table:table-cell>
          <table:table-cell office:value-type="float" office:value="391.2" calcext:value-type="float">
            <text:p>391.2</text:p>
          </table:table-cell>
          <table:table-cell office:value-type="float" office:value="759.7" calcext:value-type="float">
            <text:p>759.7</text:p>
          </table:table-cell>
          <table:table-cell office:value-type="float" office:value="126.6" calcext:value-type="float">
            <text:p>126.6</text:p>
          </table:table-cell>
          <table:table-cell office:value-type="float" office:value="412.3" calcext:value-type="float">
            <text:p>412.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.17 MeV</text:p>
          </table:table-cell>
          <table:table-cell office:value-type="string" calcext:value-type="string">
            <text:p>0.662 Me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33 MeV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5]/[.B4]" office:value-type="float" office:value="0.0675948798562767" calcext:value-type="float">
            <text:p>0.0675948798562767</text:p>
          </table:table-cell>
          <table:table-cell table:formula="of:=[.C5]/[.C4]" office:value-type="float" office:value="0.0808864986771913" calcext:value-type="float">
            <text:p>0.0808864986771913</text:p>
          </table:table-cell>
          <table:table-cell table:formula="of:=[.D5]/[.D4]" office:value-type="float" office:value="0.0700741962077494" calcext:value-type="float">
            <text:p>0.0700741962077494</text:p>
          </table:table-cell>
          <table:table-cell table:formula="of:=[.E5]/[.E4]" office:value-type="float" office:value="0.113022113022113" calcext:value-type="float">
            <text:p>0.113022113022113</text:p>
          </table:table-cell>
          <table:table-cell table:formula="of:=[.F5]/[.F4]" office:value-type="float" office:value="0.0910490856592878" calcext:value-type="float">
            <text:p>0.0910490856592878</text:p>
          </table:table-cell>
        </table:table-row>
        <table:table-row table:style-name="ro1">
          <table:table-cell/>
          <table:table-cell table:formula="of:=SQRT([.B4])" office:value-type="float" office:value="42.2042651873007" calcext:value-type="float">
            <text:p>42.2042651873007</text:p>
          </table:table-cell>
          <table:table-cell table:formula="of:=SQRT([.C4])" office:value-type="float" office:value="30.369063205835" calcext:value-type="float">
            <text:p>30.369063205835</text:p>
          </table:table-cell>
          <table:table-cell table:formula="of:=SQRT([.D4])" office:value-type="float" office:value="41.2092222688077" calcext:value-type="float">
            <text:p>41.2092222688077</text:p>
          </table:table-cell>
          <table:table-cell table:formula="of:=SQRT([.E4])" office:value-type="float" office:value="12.7593103261893" calcext:value-type="float">
            <text:p>12.7593103261893</text:p>
          </table:table-cell>
          <table:table-cell table:formula="of:=SQRT([.F4])" office:value-type="float" office:value="22.792542640083" calcext:value-type="float">
            <text:p>22.792542640083</text:p>
          </table:table-cell>
        </table:table-row>
        <table:table-row table:style-name="ro1">
          <table:table-cell/>
          <table:table-cell table:formula="of:=[.B12]*[.B11]" office:value-type="float" office:value="2.85279223475803" calcext:value-type="float">
            <text:p>2.85279223475803</text:p>
          </table:table-cell>
          <table:table-cell table:formula="of:=[.C12]*[.C11]" office:value-type="float" office:value="2.45644719082631" calcext:value-type="float">
            <text:p>2.45644719082631</text:p>
          </table:table-cell>
          <table:table-cell table:formula="of:=[.D12]*[.D11]" office:value-type="float" office:value="2.88770312683319" calcext:value-type="float">
            <text:p>2.88770312683319</text:p>
          </table:table-cell>
          <table:table-cell table:formula="of:=[.E12]*[.E11]" office:value-type="float" office:value="1.44208421377078" calcext:value-type="float">
            <text:p>1.44208421377078</text:p>
          </table:table-cell>
          <table:table-cell table:formula="of:=[.F12]*[.F11]" office:value-type="float" office:value="2.07524016722988" calcext:value-type="float">
            <text:p>2.07524016722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5:15:00.327605757</meta:creation-date>
    <dc:date>2024-09-11T16:28:22.527132866</dc:date>
    <meta:editing-duration>PT30M25S</meta:editing-duration>
    <meta:editing-cycles>5</meta:editing-cycles>
    <meta:generator>LibreOffice/24.2.4.2$Linux_X86_64 LibreOffice_project/420$Build-2</meta:generator>
    <meta:document-statistic meta:table-count="1" meta:cell-count="53" meta:object-count="0"/>
  </office:meta>
</office:document-meta>
</file>